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style:font-size-asian="18pt" style:font-size-complex="18pt"/>
    </style:style>
    <style:style style:name="P3" style:family="paragraph" style:parent-style-name="Standard">
      <style:text-properties style:font-name="Arial" fo:font-weight="bold" officeooo:paragraph-rsid="00011c50" style:font-weight-asian="bold" style:font-weight-complex="bold"/>
    </style:style>
    <style:style style:name="P4" style:family="paragraph" style:parent-style-name="Standard">
      <style:text-properties style:font-name="Arial" fo:font-weight="bold" officeooo:paragraph-rsid="000184a7" style:font-weight-asian="bold" style:font-weight-complex="bold"/>
    </style:style>
    <style:style style:name="P5" style:family="paragraph" style:parent-style-name="Standard">
      <style:text-properties style:font-name="Arial" fo:font-weight="bold" officeooo:paragraph-rsid="0002556c" style:font-weight-asian="bold" style:font-weight-complex="bold"/>
    </style:style>
    <style:style style:name="P6" style:family="paragraph" style:parent-style-name="Standard">
      <style:text-properties style:font-name="Arial" officeooo:rsid="00011c50" officeooo:paragraph-rsid="00011c50"/>
    </style:style>
    <style:style style:name="P7" style:family="paragraph" style:parent-style-name="Standard">
      <style:text-properties style:font-name="Arial" officeooo:paragraph-rsid="00011c50"/>
    </style:style>
    <style:style style:name="P8" style:family="paragraph" style:parent-style-name="Standard" style:list-style-name="L1">
      <style:text-properties style:font-name="Arial" fo:font-weight="bold" officeooo:rsid="00011c50" officeooo:paragraph-rsid="00011c50" style:font-weight-asian="bold" style:font-weight-complex="bold"/>
    </style:style>
    <style:style style:name="P9" style:family="paragraph" style:parent-style-name="Standard" style:list-style-name="L1">
      <style:text-properties style:font-name="Arial" fo:font-weight="bold" officeooo:rsid="000184a7" officeooo:paragraph-rsid="000184a7" style:font-weight-asian="bold" style:font-weight-complex="bold"/>
    </style:style>
    <style:style style:name="P10" style:family="paragraph" style:parent-style-name="Standard" style:list-style-name="L1">
      <style:text-properties style:font-name="Arial" fo:font-weight="bold" officeooo:paragraph-rsid="00011c50" style:font-weight-asian="bold" style:font-weight-complex="bold"/>
    </style:style>
    <style:style style:name="P11" style:family="paragraph" style:parent-style-name="Standard" style:list-style-name="L1">
      <style:text-properties style:font-name="Arial" fo:font-weight="bold" officeooo:paragraph-rsid="0002556c" style:font-weight-asian="bold" style:font-weight-complex="bold"/>
    </style:style>
    <style:style style:name="P12" style:family="paragraph" style:parent-style-name="Standard" style:list-style-name="L1">
      <style:text-properties style:font-name="Arial" fo:font-weight="bold" officeooo:paragraph-rsid="000184a7" style:font-weight-asian="bold" style:font-weight-complex="bold"/>
    </style:style>
    <style:style style:name="P13" style:family="paragraph" style:parent-style-name="Standard" style:list-style-name="L1">
      <style:text-properties style:font-name="Arial" fo:font-weight="bold" officeooo:rsid="000a5194" officeooo:paragraph-rsid="000a5194" style:font-weight-asian="bold" style:font-weight-complex="bold"/>
    </style:style>
    <style:style style:name="P14" style:family="paragraph" style:parent-style-name="Standard" style:list-style-name="L1">
      <style:text-properties style:font-name="Arial" officeooo:rsid="000184a7" officeooo:paragraph-rsid="000184a7"/>
    </style:style>
    <style:style style:name="P15" style:family="paragraph" style:parent-style-name="Standard" style:list-style-name="L1">
      <style:text-properties style:font-name="Arial" officeooo:rsid="00011c50" officeooo:paragraph-rsid="00011c50"/>
    </style:style>
    <style:style style:name="P16" style:family="paragraph" style:parent-style-name="Standard" style:list-style-name="L1">
      <style:text-properties style:font-name="Arial" officeooo:paragraph-rsid="00011c50"/>
    </style:style>
    <style:style style:name="P17" style:family="paragraph" style:parent-style-name="Standard" style:list-style-name="L1">
      <style:text-properties style:font-name="Arial" officeooo:paragraph-rsid="0002556c"/>
    </style:style>
    <style:style style:name="P18" style:family="paragraph" style:parent-style-name="Standard" style:list-style-name="L1">
      <style:text-properties style:font-name="Arial" officeooo:paragraph-rsid="000184a7"/>
    </style:style>
    <style:style style:name="P19" style:family="paragraph" style:parent-style-name="Standard" style:list-style-name="L1">
      <style:text-properties style:font-name="Arial" officeooo:rsid="0002556c" officeooo:paragraph-rsid="0002556c"/>
    </style:style>
    <style:style style:name="P20" style:family="paragraph" style:parent-style-name="Standard">
      <style:text-properties style:font-name="Arial" fo:font-weight="normal" officeooo:rsid="0002556c" officeooo:paragraph-rsid="0002556c" style:font-weight-asian="normal" style:font-weight-complex="normal"/>
    </style:style>
    <style:style style:name="P21" style:family="paragraph" style:parent-style-name="Standard" style:list-style-name="L1">
      <style:text-properties style:font-name="Arial" fo:font-weight="normal" officeooo:rsid="000a5194" officeooo:paragraph-rsid="000a5194" style:font-weight-asian="normal" style:font-weight-complex="normal"/>
    </style:style>
    <style:style style:name="P22" style:family="paragraph" style:parent-style-name="Standard" style:list-style-name="L1">
      <style:text-properties fo:font-weight="bold" officeooo:paragraph-rsid="00011c50" style:font-weight-asian="bold" style:font-weight-complex="bold"/>
    </style:style>
    <style:style style:name="T1" style:family="text">
      <style:text-properties officeooo:rsid="000184a7"/>
    </style:style>
    <style:style style:name="T2" style:family="text">
      <style:text-properties fo:font-weight="normal" officeooo:rsid="000184a7" style:font-weight-asian="normal" style:font-weight-complex="normal"/>
    </style:style>
    <style:style style:name="T3" style:family="text">
      <style:text-properties fo:font-weight="normal" officeooo:rsid="0002556c" style:font-weight-asian="normal" style:font-weight-complex="normal"/>
    </style:style>
    <style:style style:name="T4" style:family="text">
      <style:text-properties fo:font-weight="normal" officeooo:rsid="000482fb" style:font-weight-asian="normal" style:font-weight-complex="normal"/>
    </style:style>
    <style:style style:name="T5" style:family="text">
      <style:text-properties fo:font-weight="normal" officeooo:rsid="00055326" style:font-weight-asian="normal" style:font-weight-complex="normal"/>
    </style:style>
    <style:style style:name="T6" style:family="text">
      <style:text-properties fo:font-weight="normal" officeooo:rsid="00065dab" style:font-weight-asian="normal" style:font-weight-complex="normal"/>
    </style:style>
    <style:style style:name="T7" style:family="text">
      <style:text-properties fo:font-weight="normal" officeooo:rsid="000879c6" style:font-weight-asian="normal" style:font-weight-complex="normal"/>
    </style:style>
    <style:style style:name="T8" style:family="text">
      <style:text-properties fo:font-weight="normal" officeooo:rsid="000b6a25" style:font-weight-asian="normal" style:font-weight-complex="normal"/>
    </style:style>
    <style:style style:name="T9" style:family="text">
      <style:text-properties style:font-name="Arial"/>
    </style:style>
    <style:style style:name="T10" style:family="text">
      <style:text-properties style:font-name="Arial" fo:font-weight="normal" officeooo:rsid="000184a7" style:font-weight-asian="normal" style:font-weight-complex="normal"/>
    </style:style>
    <style:style style:name="T11" style:family="text">
      <style:text-properties officeooo:rsid="000482fb"/>
    </style:style>
    <style:style style:name="T12" style:family="text">
      <style:text-properties officeooo:rsid="000a5194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/>
      <text:list xml:id="list999340645980779341" text:style-name="L1">
        <text:list-item>
          <text:p text:style-name="P8">Projenin Adı</text:p>
          <text:p text:style-name="P14"/>
          <text:p text:style-name="P14">SearchNavi</text:p>
          <text:p text:style-name="P14">Search Concept Navigator</text:p>
          <text:p text:style-name="P15"/>
          <text:p text:style-name="P15"/>
        </text:list-item>
        <text:list-item>
          <text:p text:style-name="P8">Proje Rumuzu </text:p>
          <text:p text:style-name="P14"/>
          <text:p text:style-name="P14">MSKU1415</text:p>
          <text:p text:style-name="P15"/>
        </text:list-item>
        <text:list-item>
          <text:p text:style-name="P8">Üniversite</text:p>
          <text:p text:style-name="P14"/>
          <text:p text:style-name="P14">Muğla Sıtkı KOÇMAN Üniversitesi</text:p>
          <text:p text:style-name="P15"/>
        </text:list-item>
        <text:list-item>
          <text:p text:style-name="P8">Bölüm</text:p>
        </text:list-item>
      </text:list>
      <text:p text:style-name="P6"/>
      <text:p text:style-name="P6"><text:tab/><text:span text:style-name="T1">Bilgisayar Mühendisliği</text:span></text:p>
      <text:p text:style-name="P6"/>
      <text:list xml:id="list114202578502318" text:continue-numbering="true" text:style-name="L1">
        <text:list-item>
          <text:p text:style-name="P8">Proje Sahibi Öğrencilerin Ad ve Soyadları</text:p>
          <text:list>
            <text:list-item>
              <text:p text:style-name="P8">Proje Sözcüsü :</text:p>
              <text:list>
                <text:list-item>
                  <text:p text:style-name="P14">Mehmet Fatih KOYUNCUOĞLU</text:p>
                </text:list-item>
              </text:list>
            </text:list-item>
            <text:list-item>
              <text:p text:style-name="P8">Proje Ekibi : </text:p>
              <text:list>
                <text:list-item>
                  <text:p text:style-name="P14">Mehmet Fatih KOYUNCUOĞLU</text:p>
                </text:list-item>
              </text:list>
            </text:list-item>
          </text:list>
          <text:p text:style-name="P15"/>
          <text:p text:style-name="P16"/>
        </text:list-item>
        <text:list-item>
          <text:p text:style-name="P9">Proje Sözcüsünün İletişim Bilgileri</text:p>
          <text:list>
            <text:list-item>
              <text:p text:style-name="P10">Adres : <text:span text:style-name="T2">Muğla</text:span></text:p>
            </text:list-item>
            <text:list-item>
              <text:p text:style-name="P22"><text:span text:style-name="T9">Eposta : </text:span><text:a xlink:type="simple" xlink:href="mailto:mehmetfatihkoyuncuoglu@gmail.com" text:style-name="Internet_20_link" text:visited-style-name="Visited_20_Internet_20_Link"><text:span text:style-name="T10">mehmetfatihkoyuncuoglu@gmail.com</text:span></text:a></text:p>
            </text:list-item>
            <text:list-item>
              <text:p text:style-name="P10">Cep Telefonu</text:p>
            </text:list-item>
          </text:list>
          <text:p text:style-name="P16"/>
        </text:list-item>
        <text:list-item>
          <text:p text:style-name="P11">Projenin Amacı</text:p>
          <text:p text:style-name="P11"/>
          <text:p text:style-name="P19">Araştırma yaparken belirli anahtar kelimeler ile kısaltarak ; kısa öz ve net bir araştırma yapmak</text:p>
          <text:p text:style-name="P17"/>
        </text:list-item>
        <text:list-item>
          <text:p text:style-name="P10">Projenin Kapsamı ve Kullanım Alanı </text:p>
        </text:list-item>
      </text:list>
      <text:p text:style-name="P7"/>
      <text:p text:style-name="P7"><text:tab/><text:span text:style-name="T11">İnternette arama yapan kullanıcıların işini kolaylaştırmak , arama doğrultusunda ifade edememe sorununu çözmek ve anahtar kelimeler ile kısa zamanda aranılan bilgiye ulaşmayı kolaylaştırmak</text:span></text:p>
      <text:p text:style-name="P7"><text:tab/></text:p>
      <text:list xml:id="list114202305410402" text:continue-numbering="true" text:style-name="L1">
        <text:list-item>
          <text:p text:style-name="P10">Projenin Özeti</text:p>
        </text:list-item>
      </text:list>
      <text:p text:style-name="P3"/>
      <text:p text:style-name="P3"><text:tab/></text:p>
      <text:list xml:id="list114203983217658" text:continue-numbering="true" text:style-name="L1">
        <text:list-header>
          <text:p text:style-name="P16"/>
          <text:p text:style-name="P10"/>
        </text:list-header>
        <text:list-item>
          <text:p text:style-name="P10"><text:soft-page-break/>Tematik Alan</text:p>
        </text:list-item>
      </text:list>
      <text:p text:style-name="P3"/>
      <text:p text:style-name="P3"><text:tab/><text:span text:style-name="T6">Diğer Bilişim Teknoloji</text:span><text:span text:style-name="T7">leri</text:span></text:p>
      <text:list xml:id="list114203700093413" text:continue-numbering="true" text:style-name="L1">
        <text:list-header>
          <text:p text:style-name="P18"/>
        </text:list-header>
        <text:list-item>
          <text:p text:style-name="P12">Anahtar Kelimeler</text:p>
        </text:list-item>
      </text:list>
      <text:p text:style-name="P4"/>
      <text:p text:style-name="P4"><text:tab/><text:span text:style-name="T4">Arama , kolaylık , </text:span></text:p>
      <text:list xml:id="list114202349928116" text:continue-numbering="true" text:style-name="L1">
        <text:list-header>
          <text:p text:style-name="P18"/>
        </text:list-header>
        <text:list-item>
          <text:p text:style-name="P12">Projenin Yenilikçi Yönü</text:p>
        </text:list-item>
      </text:list>
      <text:p text:style-name="P4"/>
      <text:p text:style-name="P4"><text:tab/><text:span text:style-name="T4">Arama motorları </text:span><text:span text:style-name="T5">verilen kelimeye göre a</text:span><text:span text:style-name="T8">ra</text:span><text:span text:style-name="T5">ma yapar peki ya kullanıcı doğru ifade edemiyorsa yada ifade edebilcek kelime bulamıyorsa aradığına nasıl erişebilcek. Bu projede ana başlık vererek belirli bir kelime haritası izleyerek erişebilcek.</text:span></text:p>
      <text:list xml:id="list114202475700140" text:continue-numbering="true" text:style-name="L1">
        <text:list-header>
          <text:p text:style-name="P16"/>
        </text:list-header>
        <text:list-item>
          <text:p text:style-name="P10">Projenin Maliyeti</text:p>
        </text:list-item>
      </text:list>
      <text:p text:style-name="P3"/>
      <text:p text:style-name="P5"><text:tab/><text:span text:style-name="T3">Projenin gereksinim duyduğu kayaklar açık kaynak olup proje sadece emek</text:span></text:p>
      <text:p text:style-name="P20">içermektedir bu yüzden katma değeri yüksektir</text:p>
      <text:list xml:id="list114201981434337" text:continue-numbering="true" text:style-name="L1">
        <text:list-header>
          <text:p text:style-name="P16"/>
        </text:list-header>
        <text:list-item>
          <text:p text:style-name="P10">Projenin Yapılabilirliği / Uygulanabilirliği</text:p>
        </text:list-item>
      </text:list>
      <text:p text:style-name="P3"/>
      <text:p text:style-name="P3"><text:tab/><text:span text:style-name="T5">Arama motorlarından indexlemeleri ve tag’ların alınması gerekmektedir. Bu projede uygulanan yöntem ise internetten çekilen data üzerinden arama yapmak</text:span></text:p>
      <text:list xml:id="list114202748790981" text:continue-numbering="true" text:style-name="L1">
        <text:list-header>
          <text:p text:style-name="P16"/>
        </text:list-header>
        <text:list-item>
          <text:p text:style-name="P10">Literatür Araştırması</text:p>
          <text:p text:style-name="P13"/>
          <text:list>
            <text:list-item>
              <text:p text:style-name="P21">Python</text:p>
            </text:list-item>
            <text:list-item>
              <text:p text:style-name="P21">Django</text:p>
            </text:list-item>
            <text:list-item>
              <text:p text:style-name="P21">Solr</text:p>
            </text:list-item>
            <text:list-item>
              <text:p text:style-name="P21">NLP</text:p>
            </text:list-item>
          </text:list>
        </text:list-item>
      </text:list>
      <text:p text:style-name="P3"><text:tab/></text:p>
      <text:list xml:id="list114203783360614" text:continue-numbering="true" text:style-name="L1">
        <text:list-header>
          <text:p text:style-name="P16"/>
        </text:list-header>
        <text:list-item>
          <text:p text:style-name="P10">Kaynakça</text:p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09:45:20.608000000</meta:creation-date>
    <dc:date>2018-04-12T11:42:01.848665637</dc:date>
    <meta:editing-duration>PT35M27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2" meta:paragraph-count="43" meta:word-count="214" meta:character-count="1488" meta:non-whitespace-character-count="1327"/>
  </office:meta>
</office:document-meta>
</file>